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T1" style:family="text">
      <style:text-properties officeooo:rsid="000946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n Pepito Grillo</text:span>, secretari de l'<text:span text:style-name="T1">IES Joan Ramis i Ramis</text:span>,</text:p>
      <text:p text:style-name="P1"/>
      <text:p text:style-name="P1"/>
      <text:p text:style-name="P1">CERTIFIC: Que, <text:span text:style-name="T1">aquests alumnes cursen 1r de SMX a l’IES Joan Ramis i Ramis</text:span></text:p>
      <text:p text:style-name="P1"/>
      <text:p text:style-name="P1">I, perquè consti, sign aquest certificat amb el vistiplau del batle.</text:p>
      <text:p text:style-name="P1"/>
      <text:p text:style-name="P1"/>
      <text:p text:style-name="P1"/>
      <text:p text:style-name="P1"><text:span text:style-name="T1">Maó</text:span>, <text:span text:style-name="T1">10</text:span> de <text:span text:style-name="T1">novembre</text:span> de 20<text:span text:style-name="T1">23</text:span></text:p>
      <text:p text:style-name="P1"/>
      <text:p text:style-name="P1">[rúbrica]</text:p>
      <text:p text:style-name="P1"/>
      <text:p text:style-name="P1"/>
      <text:p text:style-name="P1"/>
      <text:p text:style-name="P2">Vist i plau</text:p>
      <text:p text:style-name="P2">El batle</text:p>
      <text:p text:style-name="P2"/>
      <text:p text:style-name="P2">[rúbrica]</text:p>
      <text:p text:style-name="P2"/>
      <text:p text:style-name="P2">Gerard Vinent Sint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27:17.445566011</meta:creation-date>
    <dc:date>2023-11-10T08:33:54.133521220</dc:date>
    <meta:editing-duration>PT6M37S</meta:editing-duration>
    <meta:editing-cycles>1</meta:editing-cycles>
    <meta:document-statistic meta:table-count="0" meta:image-count="0" meta:object-count="0" meta:page-count="1" meta:paragraph-count="9" meta:word-count="51" meta:character-count="283" meta:non-whitespace-character-count="241"/>
    <meta:generator>LibreOffice/7.3.7.2$Linux_X86_64 LibreOffice_project/30$Build-2</meta:generator>
  </office:meta>
</office:document-meta>
</file>